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Inconsolata" svg:font-family="Inconsolata, monospace, sans-serif" style:font-family-generic="roman" style:font-pitch="variable"/>
    <style:font-face style:name="Liberation Serif" svg:font-family="'Liberation Serif'" style:font-family-generic="roman" style:font-pitch="variable"/>
    <style:font-face style:name="Merriweather" svg:font-family="Merriweather, 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0.4014in" table:align="left" style:writing-mode="lr-tb"/>
    </style:style>
    <style:style style:name="Table1.A" style:family="table-column">
      <style:table-column-properties style:column-width="0.4014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text-properties fo:color="#3a4145" style:font-name="Merriweather" fo:font-size="13.5pt" fo:letter-spacing="normal" fo:font-weight="bold" style:font-size-asian="13.5pt" style:font-weight-asian="bold"/>
    </style:style>
    <style:style style:name="P2" style:family="paragraph" style:parent-style-name="Standard">
      <style:paragraph-properties fo:margin-top="0in" fo:margin-bottom="0.1965in" style:contextual-spacing="false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paragraph-rsid="001df817"/>
    </style:style>
    <style:style style:name="P5" style:family="paragraph" style:parent-style-name="Preformatted_20_Text">
      <style:paragraph-properties fo:margin-top="0in" fo:margin-bottom="0.1965in" style:contextual-spacing="false" fo:background-color="#f7fafb" fo:padding="0.0972in" fo:border="0.26pt solid #e3edf3">
        <style:background-image/>
      </style:paragraph-properties>
    </style:style>
    <style:style style:name="P6" style:family="paragraph" style:parent-style-name="Text_20_body">
      <style:paragraph-properties fo:margin-top="0.1665in" fo:margin-bottom="0.0835in" style:contextual-spacing="false"/>
      <style:text-properties officeooo:rsid="00194bdc" officeooo:paragraph-rsid="00194bdc"/>
    </style:style>
    <style:style style:name="P7" style:family="paragraph" style:parent-style-name="Text_20_body">
      <style:paragraph-properties fo:margin-top="0.1665in" fo:margin-bottom="0.0835in" style:contextual-spacing="false"/>
      <style:text-properties officeooo:rsid="00194bdc" officeooo:paragraph-rsid="001df817"/>
    </style:style>
    <style:style style:name="P8" style:family="paragraph" style:parent-style-name="Text_20_body">
      <style:paragraph-properties fo:margin-top="0.1665in" fo:margin-bottom="0.0835in" style:contextual-spacing="false"/>
      <style:text-properties fo:font-size="14pt" fo:font-weight="bold" officeooo:rsid="0028ae9f" officeooo:paragraph-rsid="0028ae9f" style:font-size-asian="14pt" style:font-weight-asian="bold" style:font-size-complex="14pt" style:font-weight-complex="bold"/>
    </style:style>
    <style:style style:name="P9" style:family="paragraph" style:parent-style-name="Heading_20_3">
      <style:paragraph-properties fo:margin-top="0.1665in" fo:margin-bottom="0.0835in" style:contextual-spacing="false"/>
    </style:style>
    <style:style style:name="P10" style:family="paragraph" style:parent-style-name="Heading_20_3">
      <style:paragraph-properties fo:margin-top="0.1665in" fo:margin-bottom="0.0835in" style:contextual-spacing="false"/>
      <style:text-properties officeooo:rsid="00194bdc" officeooo:paragraph-rsid="00194bdc"/>
    </style:style>
    <style:style style:name="P11" style:family="paragraph" style:parent-style-name="Heading_20_3">
      <style:paragraph-properties fo:margin-top="0.1665in" fo:margin-bottom="0.0835in" style:contextual-spacing="false"/>
      <style:text-properties officeooo:rsid="00194bdc" officeooo:paragraph-rsid="001df817"/>
    </style:style>
    <style:style style:name="P12" style:family="paragraph" style:parent-style-name="Heading_20_3">
      <style:paragraph-properties fo:margin-top="0.1665in" fo:margin-bottom="0.0835in" style:contextual-spacing="false"/>
      <style:text-properties officeooo:paragraph-rsid="00194bdc"/>
    </style:style>
    <style:style style:name="P13" style:family="paragraph" style:parent-style-name="Heading_20_3">
      <style:paragraph-properties fo:margin-top="0.1665in" fo:margin-bottom="0.0835in" style:contextual-spacing="false"/>
      <style:text-properties officeooo:rsid="001a9615" officeooo:paragraph-rsid="001a9615"/>
    </style:style>
    <style:style style:name="P14" style:family="paragraph" style:parent-style-name="Preformatted_20_Text">
      <style:paragraph-properties fo:margin-top="0.1665in" fo:margin-bottom="0.0835in" style:contextual-spacing="false"/>
      <style:text-properties officeooo:rsid="00194bdc" officeooo:paragraph-rsid="00194bdc"/>
    </style:style>
    <style:style style:name="P15" style:family="paragraph" style:parent-style-name="Preformatted_20_Text">
      <style:paragraph-properties fo:margin-top="0.1665in" fo:margin-bottom="0.0835in" style:contextual-spacing="false"/>
      <style:text-properties officeooo:rsid="00194bdc" officeooo:paragraph-rsid="001df817"/>
    </style:style>
    <style:style style:name="P16" style:family="paragraph" style:parent-style-name="Preformatted_20_Text">
      <style:paragraph-properties fo:margin-top="0.1665in" fo:margin-bottom="0.0835in" style:contextual-spacing="false"/>
      <style:text-properties officeooo:rsid="00194bdc" officeooo:paragraph-rsid="001fa33b"/>
    </style:style>
    <style:style style:name="P17" style:family="paragraph" style:parent-style-name="Preformatted_20_Text">
      <style:paragraph-properties fo:margin-top="0.1665in" fo:margin-bottom="0.0835in" style:contextual-spacing="false"/>
      <style:text-properties officeooo:rsid="001df817" officeooo:paragraph-rsid="001df817"/>
    </style:style>
    <style:style style:name="P18" style:family="paragraph" style:parent-style-name="Preformatted_20_Text">
      <style:paragraph-properties fo:margin-top="0.1665in" fo:margin-bottom="0.0835in" style:contextual-spacing="false"/>
      <style:text-properties officeooo:rsid="001fa33b" officeooo:paragraph-rsid="001fa33b"/>
    </style:style>
    <style:style style:name="P19" style:family="paragraph" style:parent-style-name="Preformatted_20_Text">
      <style:paragraph-properties fo:margin-top="0.1665in" fo:margin-bottom="0.0835in" style:contextual-spacing="false"/>
      <style:text-properties officeooo:rsid="00229f09" officeooo:paragraph-rsid="00229f09"/>
    </style:style>
    <style:style style:name="P20" style:family="paragraph" style:parent-style-name="Preformatted_20_Text">
      <style:paragraph-properties fo:margin-top="0.1665in" fo:margin-bottom="0.0835in" style:contextual-spacing="false"/>
      <style:text-properties fo:font-size="16pt" fo:font-weight="bold" officeooo:rsid="002158cb" officeooo:paragraph-rsid="00229f09" style:font-size-asian="16pt" style:font-weight-asian="bold" style:font-size-complex="16pt" style:font-weight-complex="bold"/>
    </style:style>
    <style:style style:name="P21" style:family="paragraph" style:parent-style-name="Preformatted_20_Text">
      <style:paragraph-properties fo:margin-top="0.1665in" fo:margin-bottom="0.0835in" style:contextual-spacing="false"/>
      <style:text-properties fo:font-size="16pt" fo:font-weight="bold" officeooo:rsid="00229f09" officeooo:paragraph-rsid="00229f09" style:font-size-asian="16pt" style:font-weight-asian="bold" style:font-size-complex="16pt" style:font-weight-complex="bold"/>
    </style:style>
    <style:style style:name="P22" style:family="paragraph" style:parent-style-name="Preformatted_20_Text">
      <style:paragraph-properties fo:margin-top="0.1665in" fo:margin-bottom="0.0835in" style:contextual-spacing="false"/>
      <style:text-properties fo:font-size="16pt" fo:font-weight="bold" officeooo:rsid="002aaaa9" officeooo:paragraph-rsid="002aaaa9" style:font-size-asian="16pt" style:font-weight-asian="bold" style:font-size-complex="16pt" style:font-weight-complex="bold"/>
    </style:style>
    <style:style style:name="P23" style:family="paragraph" style:parent-style-name="Preformatted_20_Text">
      <style:paragraph-properties fo:margin-top="0.1665in" fo:margin-bottom="0.0835in" style:contextual-spacing="false"/>
      <style:text-properties officeooo:rsid="0025970e" officeooo:paragraph-rsid="0025970e"/>
    </style:style>
    <style:style style:name="P24" style:family="paragraph" style:parent-style-name="Preformatted_20_Text">
      <style:paragraph-properties fo:margin-top="0.1665in" fo:margin-bottom="0.0835in" style:contextual-spacing="false"/>
      <style:text-properties fo:font-size="14pt" fo:font-weight="bold" officeooo:rsid="00263351" officeooo:paragraph-rsid="00263351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margin-top="0.1665in" fo:margin-bottom="0.0835in" style:contextual-spacing="false"/>
      <style:text-properties fo:font-size="14pt" fo:font-weight="bold" officeooo:rsid="002794ef" officeooo:paragraph-rsid="002794ef" style:font-size-asian="14pt" style:font-weight-asian="bold" style:font-size-complex="14pt" style:font-weight-complex="bold"/>
    </style:style>
    <style:style style:name="P26" style:family="paragraph" style:parent-style-name="Preformatted_20_Text">
      <style:paragraph-properties fo:margin-top="0.1665in" fo:margin-bottom="0.0835in" style:contextual-spacing="false"/>
      <style:text-properties fo:font-size="14pt" fo:font-weight="bold" officeooo:rsid="0025eddc" officeooo:paragraph-rsid="0025eddc" style:font-size-asian="14pt" style:font-weight-asian="bold" style:font-size-complex="14pt" style:font-weight-complex="bold"/>
    </style:style>
    <style:style style:name="P27" style:family="paragraph" style:parent-style-name="Preformatted_20_Text">
      <style:paragraph-properties fo:margin-top="0.1665in" fo:margin-bottom="0.0835in" style:contextual-spacing="false"/>
      <style:text-properties fo:font-size="14pt" fo:font-weight="bold" officeooo:rsid="002aaaa9" officeooo:paragraph-rsid="002aaaa9" style:font-size-asian="14pt" style:font-weight-asian="bold" style:font-size-complex="14pt" style:font-weight-complex="bold"/>
    </style:style>
    <style:style style:name="P28" style:family="paragraph" style:parent-style-name="Preformatted_20_Text">
      <style:paragraph-properties fo:margin-top="0.1665in" fo:margin-bottom="0.0835in" style:contextual-spacing="false"/>
      <style:text-properties fo:font-size="14pt" fo:font-weight="normal" officeooo:rsid="00263351" officeooo:paragraph-rsid="00263351" style:font-size-asian="14pt" style:font-weight-asian="normal" style:font-size-complex="14pt" style:font-weight-complex="normal"/>
    </style:style>
    <style:style style:name="P29" style:family="paragraph" style:parent-style-name="Preformatted_20_Text">
      <style:paragraph-properties fo:margin-top="0.1665in" fo:margin-bottom="0.0835in" style:contextual-spacing="false"/>
      <style:text-properties fo:font-size="14pt" fo:font-weight="normal" officeooo:rsid="002794ef" officeooo:paragraph-rsid="002794ef" style:font-size-asian="14pt" style:font-weight-asian="normal" style:font-size-complex="14pt" style:font-weight-complex="normal"/>
    </style:style>
    <style:style style:name="P30" style:family="paragraph" style:parent-style-name="Preformatted_20_Text">
      <style:paragraph-properties fo:margin-top="0.1665in" fo:margin-bottom="0.0835in" style:contextual-spacing="false"/>
      <style:text-properties fo:font-size="12pt" fo:font-weight="normal" officeooo:rsid="0028ae9f" officeooo:paragraph-rsid="0028ae9f" style:font-size-asian="12pt" style:font-weight-asian="normal" style:font-size-complex="12pt" style:font-weight-complex="normal"/>
    </style:style>
    <style:style style:name="P31" style:family="paragraph" style:parent-style-name="Preformatted_20_Text">
      <style:paragraph-properties fo:margin-top="0.1665in" fo:margin-bottom="0.0835in" style:contextual-spacing="false"/>
      <style:text-properties fo:font-size="13pt" fo:font-weight="normal" officeooo:rsid="002aaaa9" officeooo:paragraph-rsid="002aaaa9" style:font-size-asian="13pt" style:font-weight-asian="normal" style:font-size-complex="13pt" style:font-weight-complex="normal"/>
    </style:style>
    <style:style style:name="P32" style:family="paragraph" style:parent-style-name="Preformatted_20_Text">
      <style:paragraph-properties fo:margin-top="0.1665in" fo:margin-bottom="0.0835in" style:contextual-spacing="false"/>
      <style:text-properties fo:font-size="13pt" fo:font-weight="normal" officeooo:rsid="002aaaa9" officeooo:paragraph-rsid="002ad986" style:font-size-asian="13pt" style:font-weight-asian="normal" style:font-size-complex="13pt" style:font-weight-complex="normal"/>
    </style:style>
    <style:style style:name="P33" style:family="paragraph" style:parent-style-name="Preformatted_20_Text">
      <style:paragraph-properties fo:margin-top="0.1665in" fo:margin-bottom="0.0835in" style:contextual-spacing="false"/>
      <style:text-properties fo:font-size="13pt" fo:font-weight="normal" officeooo:rsid="002ad986" officeooo:paragraph-rsid="002ad986" style:font-size-asian="13pt" style:font-weight-asian="normal" style:font-size-complex="13pt" style:font-weight-complex="normal"/>
    </style:style>
    <style:style style:name="P34" style:family="paragraph" style:parent-style-name="Preformatted_20_Text">
      <style:paragraph-properties fo:margin-top="0.1665in" fo:margin-bottom="0.0835in" style:contextual-spacing="false"/>
      <style:text-properties fo:font-size="13pt" fo:font-weight="normal" officeooo:rsid="002ad986" officeooo:paragraph-rsid="002af802" style:font-size-asian="13pt" style:font-weight-asian="normal" style:font-size-complex="13pt" style:font-weight-complex="normal"/>
    </style:style>
    <style:style style:name="P35" style:family="paragraph" style:parent-style-name="Preformatted_20_Text">
      <style:paragraph-properties fo:margin-top="0.1665in" fo:margin-bottom="0.0835in" style:contextual-spacing="false"/>
      <style:text-properties fo:font-size="13pt" fo:font-weight="bold" officeooo:rsid="00316e9b" officeooo:paragraph-rsid="00316e9b" style:font-size-asian="13pt" style:font-weight-asian="bold" style:font-size-complex="13pt" style:font-weight-complex="bold"/>
    </style:style>
    <style:style style:name="P36" style:family="paragraph" style:parent-style-name="Preformatted_20_Text">
      <style:paragraph-properties fo:margin-top="0.1665in" fo:margin-bottom="0.0835in" style:contextual-spacing="false"/>
      <style:text-properties fo:font-size="13pt" fo:font-weight="bold" officeooo:rsid="002fc842" officeooo:paragraph-rsid="002fc842" style:font-size-asian="13pt" style:font-weight-asian="bold" style:font-size-complex="13pt" style:font-weight-complex="bold"/>
    </style:style>
    <style:style style:name="P37" style:family="paragraph" style:parent-style-name="Preformatted_20_Text">
      <style:paragraph-properties fo:margin-top="0.1665in" fo:margin-bottom="0.0835in" style:contextual-spacing="false"/>
      <style:text-properties fo:font-size="15pt" fo:font-weight="bold" officeooo:rsid="0033604b" officeooo:paragraph-rsid="0033604b" style:font-size-asian="15pt" style:font-weight-asian="bold" style:font-size-complex="15pt" style:font-weight-complex="bold"/>
    </style:style>
    <style:style style:name="P38" style:family="paragraph" style:parent-style-name="Standard">
      <style:paragraph-properties fo:margin-top="0.1665in" fo:margin-bottom="0.0835in" style:contextual-spacing="false"/>
      <style:text-properties officeooo:rsid="00229f09" officeooo:paragraph-rsid="00229f09"/>
    </style:style>
    <style:style style:name="P39" style:family="paragraph" style:parent-style-name="Standard">
      <style:paragraph-properties fo:margin-top="0.1665in" fo:margin-bottom="0.0835in" style:contextual-spacing="false"/>
      <style:text-properties fo:font-size="13pt" fo:font-weight="normal" officeooo:rsid="002aaaa9" officeooo:paragraph-rsid="002ad986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margin-top="0.1665in" fo:margin-bottom="0.0835in" style:contextual-spacing="false"/>
      <style:text-properties fo:font-size="13pt" fo:font-weight="normal" officeooo:rsid="002aaaa9" officeooo:paragraph-rsid="002e2dad" style:font-size-asian="13pt" style:font-weight-asian="normal" style:font-size-complex="13pt" style:font-weight-complex="normal"/>
    </style:style>
    <style:style style:name="P41" style:family="paragraph" style:parent-style-name="Preformatted_20_Text">
      <style:paragraph-properties fo:background-color="#f7fafb" fo:padding="0.0972in" fo:border="0.26pt solid #e3edf3">
        <style:background-image/>
      </style:paragraph-properties>
    </style:style>
    <style:style style:name="P42" style:family="paragraph" style:parent-style-name="Text_20_body">
      <style:paragraph-properties fo:margin-top="0in" fo:margin-bottom="0in" style:contextual-spacing="false" fo:line-height="100%"/>
      <style:text-properties fo:font-size="14pt" fo:font-weight="bold"/>
    </style:style>
    <style:style style:name="P43" style:family="paragraph" style:parent-style-name="Text_20_body">
      <style:paragraph-properties fo:margin-top="0in" fo:margin-bottom="0in" style:contextual-spacing="false" fo:line-height="100%"/>
      <style:text-properties fo:font-size="14pt" style:text-underline-style="solid" style:text-underline-width="auto" style:text-underline-color="font-color" fo:font-weight="bold"/>
    </style:style>
    <style:style style:name="P44" style:family="paragraph" style:parent-style-name="Text_20_body">
      <style:paragraph-properties fo:margin-top="0in" fo:margin-bottom="0in" style:contextual-spacing="false" fo:line-height="100%"/>
    </style:style>
    <style:style style:name="P45" style:family="paragraph" style:parent-style-name="Text_20_body">
      <style:paragraph-properties fo:margin-top="0in" fo:margin-bottom="0in" style:contextual-spacing="false" fo:line-height="100%"/>
      <style:text-properties fo:font-weight="bold"/>
    </style:style>
    <style:style style:name="P46" style:family="paragraph" style:parent-style-name="Text_20_body">
      <style:paragraph-properties fo:margin-top="0in" fo:margin-bottom="0in" style:contextual-spacing="false" fo:line-height="100%"/>
      <style:text-properties fo:font-size="15pt" fo:font-weight="bold" officeooo:rsid="002f8eb0" officeooo:paragraph-rsid="002f8eb0" style:font-size-asian="15pt" style:font-weight-asian="bold" style:font-size-complex="15pt" style:font-weight-complex="bold"/>
    </style:style>
    <style:style style:name="P47" style:family="paragraph" style:parent-style-name="Preformatted_20_Text">
      <style:text-properties officeooo:paragraph-rsid="001df817"/>
    </style:style>
    <style:style style:name="P48" style:family="paragraph" style:parent-style-name="Preformatted_20_Text">
      <style:paragraph-properties fo:margin-left="0in" fo:margin-right="0in" fo:margin-top="0in" fo:margin-bottom="0in" style:contextual-spacing="false" fo:line-height="130%" fo:text-align="start" style:justify-single-word="false" fo:orphans="2" fo:widows="2" fo:text-indent="0in" style:auto-text-indent="false" fo:background-color="#eff0f1" fo:padding="0in" fo:border="none">
        <style:background-image/>
      </style:paragraph-properties>
    </style:style>
    <style:style style:name="P49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50" style:family="paragraph" style:parent-style-name="Preformatted_20_Text">
      <style:paragraph-properties fo:margin-top="0in" fo:margin-bottom="0.2in" style:contextual-spacing="false"/>
    </style:style>
    <style:style style:name="P51" style:family="paragraph" style:parent-style-name="Preformatted_20_Text">
      <style:paragraph-properties fo:margin-top="0in" fo:margin-bottom="0.2in" style:contextual-spacing="false"/>
      <style:text-properties officeooo:paragraph-rsid="002e2dad"/>
    </style:style>
    <style:style style:name="P52" style:family="paragraph" style:parent-style-name="Text_20_body">
      <style:text-properties officeooo:paragraph-rsid="002e3af9"/>
    </style:style>
    <style:style style:name="P53" style:family="paragraph" style:parent-style-name="Standard" style:master-page-name="Standard">
      <style:paragraph-properties style:page-number="auto"/>
    </style:style>
    <style:style style:name="P54" style:family="paragraph" style:parent-style-name="Preformatted_20_Text">
      <style:paragraph-properties fo:margin-top="0.1665in" fo:margin-bottom="0.0835in" style:contextual-spacing="false"/>
      <style:text-properties fo:font-size="13pt" fo:font-weight="bold" officeooo:rsid="0033604b" officeooo:paragraph-rsid="0033604b" style:font-size-asian="13pt" style:font-weight-asian="bold" style:font-size-complex="13pt" style:font-weight-complex="bold"/>
    </style:style>
    <style:style style:name="P55" style:family="paragraph" style:parent-style-name="Preformatted_20_Text">
      <style:paragraph-properties fo:margin-top="0.1665in" fo:margin-bottom="0.0835in" style:contextual-spacing="false"/>
      <style:text-properties fo:font-size="13pt" fo:font-weight="bold" officeooo:rsid="00343ea7" officeooo:paragraph-rsid="00343ea7" style:font-size-asian="13pt" style:font-weight-asian="bold" style:font-size-complex="13pt" style:font-weight-complex="bold"/>
    </style:style>
    <style:style style:name="T1" style:family="text">
      <style:text-properties fo:color="#990073" style:font-name="Inconsolata" fo:background-color="#ffffff" loext:char-shading-value="0"/>
    </style:style>
    <style:style style:name="T2" style:family="text">
      <style:text-properties style:font-name="Inconsolata" fo:background-color="#ffffff" loext:char-shading-value="0"/>
    </style:style>
    <style:style style:name="T3" style:family="text">
      <style:text-properties style:font-name="Inconsolata" fo:font-weight="bold" fo:background-color="#ffffff" loext:char-shading-value="0" style:font-weight-asian="bold"/>
    </style:style>
    <style:style style:name="T4" style:family="text">
      <style:text-properties fo:color="#008080" style:font-name="Inconsolata" fo:background-color="#ffffff" loext:char-shading-value="0"/>
    </style:style>
    <style:style style:name="T5" style:family="text">
      <style:text-properties fo:color="#0086b3" style:font-name="Inconsolata" fo:background-color="#ffffff" loext:char-shading-value="0"/>
    </style:style>
    <style:style style:name="T6" style:family="text">
      <style:text-properties fo:color="#009999" style:font-name="Inconsolata" fo:background-color="#ffffff" loext:char-shading-value="0"/>
    </style:style>
    <style:style style:name="T7" style:family="text">
      <style:text-properties officeooo:rsid="00194bdc"/>
    </style:style>
    <style:style style:name="T8" style:family="text">
      <style:text-properties fo:font-size="14pt" fo:font-weight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2c9459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officeooo:rsid="001df817"/>
    </style:style>
    <style:style style:name="T13" style:family="text">
      <style:text-properties officeooo:rsid="001fa33b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fo:padding="0in" fo:border="none"/>
    </style:style>
    <style:style style:name="T16" style:family="text">
      <style:text-properties fo:font-variant="normal" fo:text-transform="none" fo:color="#242729" style:font-name="Arial" fo:font-size="11.25pt" fo:letter-spacing="normal" fo:font-style="normal" fo:font-weight="normal" fo:padding="0in" fo:border="none"/>
    </style:style>
    <style:style style:name="T17" style:family="text">
      <style:text-properties fo:font-variant="normal" fo:text-transform="none" fo:color="#2b91af" style:font-name="Consolas" fo:font-size="9.75pt" fo:letter-spacing="normal" fo:font-style="normal" fo:font-weight="normal" fo:background-color="#eff0f1" loext:char-shading-value="0" fo:padding="0in" fo:border="none"/>
    </style:style>
    <style:style style:name="T18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fo:padding="0in" fo:border="none"/>
    </style:style>
    <style:style style:name="T19" style:family="text">
      <style:text-properties fo:font-variant="normal" fo:text-transform="none" fo:color="#7d2727" style:font-name="Consolas" fo:font-size="9.75pt" fo:letter-spacing="normal" fo:font-style="normal" fo:font-weight="normal" fo:background-color="#eff0f1" loext:char-shading-value="0" fo:padding="0in" fo:border="none"/>
    </style:style>
    <style:style style:name="T20" style:family="text">
      <style:text-properties fo:font-variant="normal" fo:text-transform="none" fo:color="#101094" style:font-name="Consolas" fo:font-size="9.75pt" fo:letter-spacing="normal" fo:font-style="normal" fo:font-weight="normal" fo:background-color="#eff0f1" loext:char-shading-value="0" fo:padding="0in" fo:border="none"/>
    </style:style>
    <style:style style:name="T21" style:family="text">
      <style:text-properties fo:color="#848d95" style:text-line-through-style="none" style:text-line-through-type="none" fo:font-size="9.75pt" style:text-underline-style="none" style:text-blinking="false" fo:padding="0in" fo:border="none"/>
    </style:style>
    <style:style style:name="T22" style:family="text">
      <style:text-properties fo:font-size="13pt" fo:font-weight="normal" style:font-size-asian="13pt" style:font-weight-asian="normal" style:font-size-complex="13pt" style:font-weight-complex="normal"/>
    </style:style>
    <style:style style:name="T23" style:family="text">
      <style:text-properties fo:font-weight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2af8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Install ruby:<text:a xlink:type="simple" xlink:href="https://gorails.com/setup/ubuntu/14.04"><text:span text:style-name="Internet_20_link">https://gorails.com/setup/ubuntu/14.04</text:span></text:a></text:p>
      <text:p text:style-name="Standard"/>
      <text:p text:style-name="Standard">install rvm:<text:a xlink:type="simple" xlink:href="https://github.com/rvm/ubuntu_rvm"><text:span text:style-name="Internet_20_link">https://github.com/rvm/ubuntu_rvm</text:span></text:a></text:p>
      <text:p text:style-name="Standard"/>
      <text:p text:style-name="Standard">permission to directory: sudo chmod 777 /usr/share/rvm</text:p>
      <text:p text:style-name="Standard"/>
      <text:p text:style-name="Standard">install sublime: <text:a xlink:type="simple" xlink:href="https://www.google.co.in/search?client=ubuntu&amp;channel=fs&amp;q=install+subline+in+ubunto&amp;ie=utf-8&amp;oe=utf-8&amp;gfe_rd=cr&amp;ei=O2DrWLGdIqry8Afa1aWYDQ"><text:span text:style-name="Internet_20_link">https://www.google.co.in/search?client=ubuntu&amp;channel=fs&amp;q=install+subline+in+ubunto&amp;ie=utf-8&amp;oe=utf-8&amp;gfe_rd=cr&amp;ei=O2DrWLGdIqry8Afa1aWYDQ</text:span></text:a></text:p>
      <text:p text:style-name="Standard"/>
      <text:p text:style-name="Standard"><text:a xlink:type="simple" xlink:href="http://askubuntu.com/questions/172698/how-do-i-install-sublime-text-2-3"><text:span text:style-name="Internet_20_link">http://askubuntu.com/questions/172698/how-do-i-install-sublime-text-2-3</text:span></text:a></text:p>
      <text:p text:style-name="Standard"/>
      <text:p text:style-name="Standard"/>
      <text:p text:style-name="Standard">Rails guide: <text:a xlink:type="simple" xlink:href="http://guides.rubyonrails.org/getting_started.html"><text:span text:style-name="Internet_20_link">http://guides.rubyonrails.org/getting_started.html</text:span></text:a></text:p>
      <text:p text:style-name="Standard">rails gems: <text:a xlink:type="simple" xlink:href="https://github.com/rails/rails"><text:span text:style-name="Internet_20_link">https://github.com/rails/rails</text:span></text:a></text:p>
      <text:p text:style-name="Standard">creating a rails project: <text:span text:style-name="Source_20_Text">$ rails new blog</text:span></text:p>
      <text:p text:style-name="Standard"><text:span text:style-name="Source_20_Text"><text:s text:c="16"/>$ cd blog</text:span></text:p>
      <text:p text:style-name="Standard"><text:span text:style-name="Source_20_Text">start web server:$ bin/rails server</text:span></text:p>
      <text:p text:style-name="Standard"><text:span text:style-name="Source_20_Text">create controller:$ bin/rails generate controller Welcome index</text:span></text:p>
      <text:p text:style-name="Standard"><text:span text:style-name="Source_20_Text">$ bin/rails generate controller Articles</text:span></text:p>
      <text:p text:style-name="Standard"><text:span text:style-name="Source_20_Text">check routes:$ bin/rails routes</text:span></text:p>
      <text:p text:style-name="Standard"><text:span text:style-name="Source_20_Text">create database or model:$ bin/rails generate model Article title:string text:text</text:span></text:p>
      <text:p text:style-name="Standard"><text:span text:style-name="Source_20_Text">run migration:$ bin/rails </text:span><text:a xlink:type="simple" xlink:href="db:migrate"><text:span text:style-name="Source_20_Text">db:migrate</text:span></text:a></text:p>
      <text:p text:style-name="Standard"/>
      <text:p text:style-name="Standard"/>
      <text:p text:style-name="Standard"><text:span text:style-name="Source_20_Text">Devise gem:</text:span><text:a xlink:type="simple" xlink:href="https://github.com/plataformatec/devise"><text:span text:style-name="Source_20_Text">https://github.com/plataformatec/devise</text:span></text:a></text:p>
      <text:p text:style-name="Standard"/>
      <text:p text:style-name="Standard">You can add it to your Gemfile with<text:span text:style-name="Source_20_Text">:</text:span>gem 'devise'</text:p>
      <text:p text:style-name="Text_20_body">Then run <text:span text:style-name="Source_20_Text">bundle install</text:span></text:p>
      <text:p text:style-name="Text_20_body">Next, you need to run the generator:</text:p>
      <text:p text:style-name="P3">$ rails generate devise:install</text:p>
      <text:p text:style-name="Text_20_body">Here is a possible configuration for <text:span text:style-name="Source_20_Text">config/environments/development.rb</text:span>:</text:p>
      <text:p text:style-name="P3">config.action_mailer.default_url_options = { host: 'localhost', port: 3000 }</text:p>
      <text:p text:style-name="Text_20_body">The generator also configures your <text:span text:style-name="Source_20_Text">config/routes.rb</text:span> file to point to the Devise controller.</text:p>
      <text:p text:style-name="P3">$ rails generate devise user(model name)</text:p>
      <text:p text:style-name="Standard">Then run <text:span text:style-name="Source_20_Text">rake </text:span><text:a xlink:type="simple" xlink:href="db:migrate"><text:span text:style-name="Source_20_Text">db:migrate</text:span></text:a></text:p>
      <text:p text:style-name="Text_20_body">To set up a controller with user authentication, just add this before_action (assuming your devise model is 'User'):</text:p>
      <text:p text:style-name="P3">before_action :authenticate_user!</text:p>
      <text:p text:style-name="Heading_20_1"><text:soft-page-break/>Add sign_in, sign_out, and sign_up links to your layout template:</text:p>
      <text:p text:style-name="Heading_20_1">https://github.com/plataformatec/devise/wiki/How-To:-Add-sign_in,-sign_out,-and-sign_up-links-to-your-layout-template</text:p>
      <text:p text:style-name="Preformatted_20_Text">&lt;% if user_signed_in? %&gt;</text:p>
      <text:p text:style-name="Preformatted_20_Text"><text:s text:c="2"/>&lt;li&gt;</text:p>
      <text:p text:style-name="Preformatted_20_Text"><text:s text:c="2"/>&lt;%= link_to('Logout', destroy_user_session_path, :method =&gt; :delete) %&gt; <text:s text:c="7"/></text:p>
      <text:p text:style-name="Preformatted_20_Text"><text:s text:c="2"/>&lt;/li&gt;</text:p>
      <text:p text:style-name="Preformatted_20_Text">&lt;% else %&gt;</text:p>
      <text:p text:style-name="Preformatted_20_Text"><text:s text:c="2"/>&lt;li&gt;</text:p>
      <text:p text:style-name="Preformatted_20_Text"><text:s text:c="2"/>&lt;%= link_to('Login', new_user_session_path) <text:s/>%&gt; <text:s/></text:p>
      <text:p text:style-name="Preformatted_20_Text"><text:s text:c="2"/>&lt;/li&gt;</text:p>
      <text:p text:style-name="P3">&lt;% end %&gt;</text:p>
      <text:p text:style-name="Heading_20_3"><text:bookmark text:name="user-content-configuring-views"/>Configuring views: <text:s/>rails generate devise:views</text:p>
      <text:p text:style-name="P52">You can also use the generator to generate scoped views: $ rails generate devise:views users</text:p>
      <text:p text:style-name="Heading_20_3">github deployment: https://guides.github.com/activities/hello-world/</text:p>
      <text:p text:style-name="Heading_20_3">login/signup https://github.com</text:p>
      <text:p text:style-name="Standard"><text:a xlink:type="simple" xlink:href="https://github.com/shailykathil/BLOG"><text:span text:style-name="Internet_20_link">https://github.com/shailykathil/BLOG</text:span></text:a></text:p>
      <text:p text:style-name="Standard">write in console</text:p>
      <text:p text:style-name="Standard">echo "# BLOG" &gt;&gt; README.md</text:p>
      <text:p text:style-name="Standard">git init</text:p>
      <text:p text:style-name="Standard">git add README.md</text:p>
      <text:p text:style-name="Standard">git status</text:p>
      <text:p text:style-name="Standard">git add/rm(for remove file from server) .</text:p>
      <text:p text:style-name="Standard">git commit -m "first commit"</text:p>
      <text:p text:style-name="Standard">git remote add origin <text:a xlink:type="simple" xlink:href="https://github.com/shailykathil/BLOG.git"><text:span text:style-name="Internet_20_link">https://github.com/shailykathil/BLOG.git</text:span></text:a></text:p>
      <text:p text:style-name="Standard">git push -u origin master</text:p>
      <text:p text:style-name="Standard">git remote -v</text:p>
      <text:p text:style-name="Standard"><text:s/>git push <text:s/>origin master</text:p>
      <text:p text:style-name="Standard"/>
      <text:p text:style-name="Standard">Heroku deployment: <text:a xlink:type="simple" xlink:href="https://devcenter.heroku.com/articles/getting-started-with-ruby#introduction"><text:span text:style-name="Internet_20_link">https://devcenter.heroku.com/articles/getting-started-with-ruby#introduction</text:span></text:a></text:p>
      <text:p text:style-name="Standard"><text:a xlink:type="simple" xlink:href="https://dashboard.heroku.com/apps"><text:span text:style-name="Internet_20_link">https://dashboard.heroku.com/apps</text:span></text:a></text:p>
      <text:p text:style-name="Standard"><text:a xlink:type="simple" xlink:href="https://home1234.herokuapp.com/"><text:span text:style-name="Internet_20_link">https://home1234.herokuapp.com/</text:span></text:a></text:p>
      <text:p text:style-name="Standard">login/signup on heroku site</text:p>
      <text:p text:style-name="Heading_20_3"><text:soft-page-break/>write on console:heroku login</text:p>
      <text:p text:style-name="Heading_20_3">heroku create blog(app name))</text:p>
      <text:p text:style-name="Heading_20_3">change sqlite3 to pg in gemfile</text:p>
      <text:p text:style-name="Heading_20_3">bundle install</text:p>
      <text:p text:style-name="Heading_20_3">git status</text:p>
      <text:p text:style-name="Heading_20_3">git add</text:p>
      <text:p text:style-name="Heading_20_3">git add <text:s text:c="2"/>Gemfile</text:p>
      <text:p text:style-name="Heading_20_3">git add Gemfile.lock</text:p>
      <text:p text:style-name="Heading_20_3">git commit -m “msg”</text:p>
      <text:p text:style-name="Heading_20_3">git remote -v</text:p>
      <text:p text:style-name="Heading_20_3">git push heroku master </text:p>
      <text:p text:style-name="Heading_20_3">heroku run rake <text:a xlink:type="simple" xlink:href="db:migrate"><text:span text:style-name="Internet_20_link">db:migrate</text:span></text:a></text:p>
      <text:p text:style-name="Heading_20_3">heroku open</text:p>
      <text:p text:style-name="Heading_20_3">heroku logs</text:p>
      <text:p text:style-name="Heading_20_3">heroku git: remote -a appname</text:p>
      <text:p text:style-name="Heading_20_3">install postgres:<text:a xlink:type="simple" xlink:href="https://gorails.com/setup/ubuntu/14.04#postgresql"><text:span text:style-name="Internet_20_link">https://gorails.com/setup/ubuntu/14.04#postgresql</text:span></text:a></text:p>
      <text:p text:style-name="P1"/>
      <text:p text:style-name="P1">postgres Database.yml:</text:p>
      <text:p text:style-name="P2"/>
      <text:p text:style-name="P41"><text:span text:style-name="Source_20_Text"><text:span text:style-name="T1">development:</text:span></text:span></text:p>
      <text:p text:style-name="P41"><text:span text:style-name="Source_20_Text"><text:span text:style-name="T1">adapter: </text:span></text:span><text:span text:style-name="Source_20_Text"><text:span text:style-name="T2">postgresql</text:span></text:span></text:p>
      <text:p text:style-name="P41"><text:span text:style-name="Source_20_Text"><text:span text:style-name="T1">encoding: </text:span></text:span><text:span text:style-name="Source_20_Text"><text:span text:style-name="T2">unicode</text:span></text:span></text:p>
      <text:p text:style-name="P41"><text:span text:style-name="Source_20_Text"><text:span text:style-name="T1">database: </text:span></text:span><text:span text:style-name="Source_20_Text"><text:span text:style-name="T2">[</text:span></text:span><text:span text:style-name="Source_20_Text"><text:span text:style-name="T4">DB</text:span></text:span><text:span text:style-name="Source_20_Text"><text:span text:style-name="T2"> </text:span></text:span><text:span text:style-name="Source_20_Text"><text:span text:style-name="T5">name</text:span></text:span><text:span text:style-name="Source_20_Text"><text:span text:style-name="T2">]</text:span></text:span></text:p>
      <text:p text:style-name="P41"><text:span text:style-name="Source_20_Text"><text:span text:style-name="T1">pool: </text:span></text:span><text:span text:style-name="Source_20_Text"><text:span text:style-name="T6">5</text:span></text:span></text:p>
      <text:p text:style-name="P41"><text:span text:style-name="Source_20_Text"><text:span text:style-name="T1">username: </text:span></text:span><text:span text:style-name="Source_20_Text"><text:span text:style-name="T2">[your username]</text:span></text:span></text:p>
      <text:p text:style-name="P5"><text:span text:style-name="Source_20_Text"><text:span text:style-name="T1">password: </text:span></text:span><text:span text:style-name="Source_20_Text"><text:span text:style-name="T2">[your username]</text:span></text:span></text:p>
      <text:p text:style-name="P1"/>
      <text:p text:style-name="P1"/>
      <text:p text:style-name="P1"/>
      <text:p text:style-name="P1"><text:soft-page-break/>Database.yml:</text:p>
      <text:p text:style-name="P2"/>
      <text:p text:style-name="P41"><text:span text:style-name="Source_20_Text"><text:span text:style-name="T1">adapter: </text:span></text:span><text:span text:style-name="Source_20_Text"><text:span text:style-name="T2">oracle</text:span></text:span></text:p>
      <text:p text:style-name="P41"><text:span text:style-name="Source_20_Text"><text:span text:style-name="T1">database: </text:span></text:span><text:span text:style-name="Source_20_Text"><text:span text:style-name="T2">comics_catalog_development</text:span></text:span></text:p>
      <text:p text:style-name="P41"><text:span text:style-name="Source_20_Text"><text:span text:style-name="T1">username: </text:span></text:span><text:span text:style-name="Source_20_Text"><text:span text:style-name="T2">[your username]</text:span></text:span></text:p>
      <text:p text:style-name="P41"><text:span text:style-name="Source_20_Text"><text:span text:style-name="T1">password: </text:span></text:span><text:span text:style-name="Source_20_Text"><text:span text:style-name="T2">[your password]</text:span></text:span></text:p>
      <text:p text:style-name="P5"><text:span text:style-name="Source_20_Text"><text:span text:style-name="T1">host: </text:span></text:span><text:span text:style-name="Source_20_Text"><text:span text:style-name="T2">[host </text:span></text:span><text:span text:style-name="Source_20_Text"><text:span text:style-name="T5">name</text:span></text:span><text:span text:style-name="Source_20_Text"><text:span text:style-name="T2">]</text:span></text:span></text:p>
      <text:p text:style-name="P1">MySQL Database.yml :</text:p>
      <text:p text:style-name="P2"/>
      <text:p text:style-name="P41"><text:span text:style-name="Source_20_Text"><text:span text:style-name="T1">development:</text:span></text:span></text:p>
      <text:p text:style-name="P41"><text:span text:style-name="Source_20_Text"><text:span text:style-name="T1">adapter: </text:span></text:span><text:span text:style-name="Source_20_Text"><text:span text:style-name="T2">mysql2</text:span></text:span></text:p>
      <text:p text:style-name="P41"><text:span text:style-name="Source_20_Text"><text:span text:style-name="T1">encoding: </text:span></text:span><text:span text:style-name="Source_20_Text"><text:span text:style-name="T2">utf8</text:span></text:span></text:p>
      <text:p text:style-name="P41"><text:span text:style-name="Source_20_Text"><text:span text:style-name="T1">reconnect: </text:span></text:span><text:span text:style-name="Source_20_Text"><text:span text:style-name="T3">true</text:span></text:span></text:p>
      <text:p text:style-name="P41"><text:span text:style-name="Source_20_Text"><text:span text:style-name="T1">database: </text:span></text:span><text:span text:style-name="Source_20_Text"><text:span text:style-name="T2">[</text:span></text:span><text:span text:style-name="Source_20_Text"><text:span text:style-name="T4">DB</text:span></text:span><text:span text:style-name="Source_20_Text"><text:span text:style-name="T2"> </text:span></text:span><text:span text:style-name="Source_20_Text"><text:span text:style-name="T5">name</text:span></text:span><text:span text:style-name="Source_20_Text"><text:span text:style-name="T2">]</text:span></text:span></text:p>
      <text:p text:style-name="P41"><text:span text:style-name="Source_20_Text"><text:span text:style-name="T1">pool: </text:span></text:span><text:span text:style-name="Source_20_Text"><text:span text:style-name="T6">5</text:span></text:span></text:p>
      <text:p text:style-name="P41"><text:span text:style-name="Source_20_Text"><text:span text:style-name="T1">username: </text:span></text:span><text:span text:style-name="Source_20_Text"><text:span text:style-name="T2">[your username]</text:span></text:span></text:p>
      <text:p text:style-name="P41"><text:span text:style-name="Source_20_Text"><text:span text:style-name="T1">password: </text:span></text:span><text:span text:style-name="Source_20_Text"><text:span text:style-name="T2">[your password]</text:span></text:span></text:p>
      <text:p text:style-name="P5"><text:span text:style-name="Source_20_Text"><text:span text:style-name="T1">host: </text:span></text:span><text:span text:style-name="Source_20_Text"><text:span text:style-name="T2">[host </text:span></text:span><text:span text:style-name="Source_20_Text"><text:span text:style-name="T5">name</text:span></text:span><text:span text:style-name="Source_20_Text"><text:span text:style-name="T2">]</text:span></text:span></text:p>
      <text:p text:style-name="Heading_20_3">for connection error in pg:</text:p>
      <text:p text:style-name="Heading_20_3">sudo nano /etc/postgresql/9.5/main/pg_hba.conf</text:p>
      <text:p text:style-name="P9">sudo service postgresql restart</text:p>
      <text:p text:style-name="P10">for image uploading : install gem carreirwave:</text:p>
      <text:p text:style-name="P14"><text:span text:style-name="Source_20_Text">$ gem install carrierwave -v "1.0.0"</text:span></text:p>
      <text:p text:style-name="P6">In Rails, add it to your Gemfile:</text:p>
      <text:p text:style-name="P3">gem 'carrierwave', '~&gt; 1.0'</text:p>
      <text:p text:style-name="P6">generating an uploader:</text:p>
      <text:p text:style-name="P3"><text:span text:style-name="Source_20_Text">rails generate uploader Avatar</text:span></text:p>
      <text:p text:style-name="P6">mount the uploader by creating a migration:</text:p>
      <text:p text:style-name="Preformatted_20_Text"><text:span text:style-name="Source_20_Text">rails g migration add_</text:span><text:span text:style-name="Source_20_Text"><text:span text:style-name="T7">image</text:span></text:span><text:span text:style-name="Source_20_Text">_to_</text:span><text:span text:style-name="Source_20_Text"><text:span text:style-name="T7">article</text:span></text:span><text:span text:style-name="Source_20_Text">s </text:span><text:span text:style-name="Source_20_Text"><text:span text:style-name="T7">image</text:span></text:span><text:span text:style-name="Source_20_Text">:string</text:span></text:p>
      <text:p text:style-name="P3"><text:span text:style-name="Source_20_Text">rake db:migrate</text:span></text:p>
      <text:p text:style-name="P6"/>
      <text:p text:style-name="P6"><text:soft-page-break/>Open your model file and mount the uploader:</text:p>
      <text:p text:style-name="Preformatted_20_Text">class User &lt; ActiveRecord::Base</text:p>
      <text:p text:style-name="Preformatted_20_Text"><text:s text:c="2"/>mount_uploader :<text:span text:style-name="T7">image</text:span>, AvatarUploader</text:p>
      <text:p text:style-name="P3">end</text:p>
      <text:p text:style-name="P14"><text:span text:style-name="Source_20_Text">app/model/article.rb:</text:span></text:p>
      <text:p text:style-name="P14">mount_uploader :image, AvatarUploader</text:p>
      <text:p text:style-name="P14">views/article/_form.html.erb:</text:p>
      <text:p text:style-name="P14"><text:s/>&lt;p&gt; </text:p>
      <text:p text:style-name="P14"><text:s text:c="4"/>&lt;%= f.label :image %&gt;&lt;br&gt; </text:p>
      <text:p text:style-name="P14"><text:s text:c="4"/>&lt;%= f.file_field :image %&gt; </text:p>
      <text:p text:style-name="P14"><text:s text:c="2"/>&lt;/p&gt;</text:p>
      <text:p text:style-name="P14">views/article/show.html.erb:</text:p>
      <text:p text:style-name="P14">&lt;p&gt; </text:p>
      <text:p text:style-name="P14"><text:s text:c="2"/>&lt;strong&gt;Image:&lt;/strong&gt; </text:p>
      <text:p text:style-name="P14"><text:s/>&lt;%= image_tag @article.image %&gt; </text:p>
      <text:p text:style-name="P14">&lt;/p&gt;</text:p>
      <text:p text:style-name="P12"><text:span text:style-name="T7"><text:s/></text:span><text:span text:style-name="T8">Working with Rails Console:</text:span></text:p>
      <text:p text:style-name="P42">1. Open Terminal</text:p>
      <text:p text:style-name="P42">$ rails c</text:p>
      <text:p text:style-name="P44"/>
      <text:p text:style-name="P42">1. Get record by id</text:p>
      <text:p text:style-name="P42">$ User.find(1)</text:p>
      <text:p text:style-name="P42">$ User.find_by_id(1)</text:p>
      <text:p text:style-name="P44"/>
      <text:p text:style-name="P42">User.find_by_column_name(column value)</text:p>
      <text:p text:style-name="P44"/>
      <text:p text:style-name="P42">Find will always return single active record object.</text:p>
      <text:p text:style-name="P44"/>
      <text:p text:style-name="P44"/>
      <text:p text:style-name="P44"><text:span text:style-name="T8">User.where(:email =&gt; </text:span><text:a xlink:type="simple" xlink:href="mailto:%27arvind@bittern.co"><text:span text:style-name="T8">'arvind@bittern.co</text:span></text:a><text:span text:style-name="T8">')</text:span></text:p>
      <text:p text:style-name="P44"><text:span text:style-name="T8">User.where(:email =&gt; </text:span><text:a xlink:type="simple" xlink:href="mailto:%27arvind@bittern.co"><text:span text:style-name="T8">'arvind@bittern.co</text:span></text:a><text:span text:style-name="T8">', first_name =&gt; “arvind”)</text:span></text:p>
      <text:p text:style-name="P44"/>
      <text:p text:style-name="P42">@comments = Comment.where('blog_id = ? ', "19")</text:p>
      <text:p text:style-name="P42">@comments = Comment.where(:blog_id =&gt; 19)</text:p>
      <text:p text:style-name="P44"><text:soft-page-break/></text:p>
      <text:p text:style-name="P42">@blogs= Blog.where('title LIKE ? AND description LIKE ?', "test", "%test%") </text:p>
      <text:p text:style-name="P42">Blog.create!(:title =&gt; "test", description: "test")</text:p>
      <text:p text:style-name="P44"/>
      <text:p text:style-name="P42">blog = Blog.first </text:p>
      <text:p text:style-name="P42">blog.title = “New value”</text:p>
      <text:p text:style-name="P42">blog.save</text:p>
      <text:p text:style-name="P44"/>
      <text:p text:style-name="P43">blog.update(:title =&gt; "new value")</text:p>
      <text:p text:style-name="P44"/>
      <text:p text:style-name="P43">blog.update_attributes(:title =&gt; "new value")</text:p>
      <text:p text:style-name="P44"/>
      <text:p text:style-name="P43">Comment.create(:body =&gt; "hello", blog_id: blog.id)</text:p>
      <text:p text:style-name="P13">image upload on console: article=Article.last</text:p>
      <text:p text:style-name="P13">article.image </text:p>
      <text:p text:style-name="P13"><text:s/>article.remote_image_url="<text:a xlink:type="simple" xlink:href="http://images.all-free-download.com/images/graphiclarge/canoe_water_nature_221611.jpg">http://images.all-free-download.com/images/graphiclarge/canoe_water_nature_221611.jpg</text:a>" </text:p>
      <text:p text:style-name="P13">article.save </text:p>
      <text:p text:style-name="P13">article.image </text:p>
      <text:p text:style-name="P11">for <text:span text:style-name="T12">video</text:span> uploading : install gem carreirwave:</text:p>
      <text:p text:style-name="P15"><text:span text:style-name="Source_20_Text">$ gem install carrierwave -v "1.0.0"</text:span></text:p>
      <text:p text:style-name="P7">In Rails, add it to your Gemfile:</text:p>
      <text:p text:style-name="P4">gem 'carrierwave', '~&gt; 1.0'</text:p>
      <text:p text:style-name="P7">generating an uploader:</text:p>
      <text:p text:style-name="P4"><text:span text:style-name="Source_20_Text">rails generate uploader </text:span><text:span text:style-name="Source_20_Text"><text:span text:style-name="T12">Video</text:span></text:span></text:p>
      <text:p text:style-name="P7">mount the uploader by creating a migration:</text:p>
      <text:p text:style-name="P47"><text:span text:style-name="Source_20_Text">rails g migration add_</text:span><text:span text:style-name="Source_20_Text"><text:span text:style-name="T12">video</text:span></text:span><text:span text:style-name="Source_20_Text">_to_</text:span><text:span text:style-name="Source_20_Text"><text:span text:style-name="T7">article</text:span></text:span><text:span text:style-name="Source_20_Text">s </text:span><text:span text:style-name="Source_20_Text"><text:span text:style-name="T12">video</text:span></text:span><text:span text:style-name="Source_20_Text">:string</text:span></text:p>
      <text:p text:style-name="P4"><text:span text:style-name="Source_20_Text">rake db:migrate</text:span></text:p>
      <text:p text:style-name="P7"/>
      <text:p text:style-name="P7">Open your model file and mount the uploader:</text:p>
      <text:p text:style-name="P47">class User &lt; ActiveRecord::Base</text:p>
      <text:p text:style-name="P47"><text:s text:c="2"/>mount_uploader :<text:span text:style-name="T7">image</text:span>, AvatarUploader</text:p>
      <text:p text:style-name="P47"><text:s text:c="2"/>mount_uploader :<text:span text:style-name="T12">video</text:span>, <text:span text:style-name="T12">Video</text:span>Uploader</text:p>
      <text:p text:style-name="P4"><text:soft-page-break/>end</text:p>
      <text:p text:style-name="P15"><text:span text:style-name="Source_20_Text">app/model/article.rb:</text:span></text:p>
      <text:p text:style-name="P15"><text:s text:c="2"/>mount_uploader :image, AvatarUploader</text:p>
      <text:p text:style-name="P15"><text:s text:c="2"/>mount_uploader :<text:span text:style-name="T12">video</text:span>, <text:span text:style-name="T12">Video</text:span>Uploader</text:p>
      <text:p text:style-name="P15">views/article/_form.html.erb:</text:p>
      <text:p text:style-name="P15"><text:s/>&lt;p&gt; </text:p>
      <text:p text:style-name="P15"><text:s text:c="4"/>&lt;%= f.label :<text:span text:style-name="T12">video</text:span> %&gt;&lt;br&gt; </text:p>
      <text:p text:style-name="P15"><text:s text:c="4"/>&lt;%= f.file_field :<text:span text:style-name="T12">video</text:span>%&gt; </text:p>
      <text:p text:style-name="P15"><text:s text:c="2"/>&lt;/p&gt;</text:p>
      <text:p text:style-name="P15">views/article/show.html.erb:</text:p>
      <text:p text:style-name="P15">&lt;p&gt; </text:p>
      <text:p text:style-name="P15"><text:s text:c="2"/>&lt;strong&gt;<text:span text:style-name="T12">Video</text:span>:&lt;/strong&gt; </text:p>
      <text:p text:style-name="P17">&lt;%= video_tag @<text:span text:style-name="T13">article</text:span>.video, :controls=&gt;true, :height=&gt;"200", :width=&gt;"400" %&gt;</text:p>
      <text:p text:style-name="P15">&lt;/p&gt;</text:p>
      <text:p text:style-name="P16">views/article/<text:span text:style-name="T13">index</text:span>.html.erb:</text:p>
      <text:p text:style-name="P18">&lt;td&gt;&lt;%= video_tag article.video, :controls=&gt;true, :height=&gt;"200", :width=&gt;"400" %&gt;</text:p>
      <text:p text:style-name="P20">Projects run on production mode: </text:p>
      <text:p text:style-name="P21">$rails s -e production for server start</text:p>
      <text:p text:style-name="P19">config/environment/production.rb: change in this model</text:p>
      <text:p text:style-name="P19">config.public_file_server.enabled = true</text:p>
      <text:p text:style-name="P19">put on config/locales/database.yml:</text:p>
      <text:p text:style-name="P19"><text:s text:c="3"/>production: </text:p>
      <text:p text:style-name="P19"><text:s text:c="2"/>adapter: postgresql </text:p>
      <text:p text:style-name="P19"><text:s text:c="2"/>encoding: unicode </text:p>
      <text:p text:style-name="P19"><text:s text:c="2"/>database: blog_db </text:p>
      <text:p text:style-name="P19"><text:s text:c="2"/>pool: 5 </text:p>
      <text:p text:style-name="P19"><text:soft-page-break/><text:s text:c="2"/>username: root </text:p>
      <text:p text:style-name="P19"><text:s text:c="2"/>password: root</text:p>
      <text:p text:style-name="P38">use upload multiple image</text:p>
      <text:p text:style-name="Standard"/>
      <text:p text:style-name="Standard">&lt;%@blog.images.each do |image|%&gt;</text:p>
      <text:p text:style-name="Standard">&lt;td&gt;&lt;%= image_tag image.image, :height=&gt;"250", :width=&gt;"250" %&gt;&lt;/td&gt;</text:p>
      <text:p text:style-name="Standard">&lt;%end%&gt;</text:p>
      <text:p text:style-name="Standard">19:53use in show19:54</text:p>
      <text:p text:style-name="Standard">params[:blog][:image].each do |image|</text:p>
      <text:p text:style-name="Standard"><text:s/>Image.create(:image=&gt; image, blog_id: @blog.id)</text:p>
      <text:p text:style-name="Standard">use in blog controller in create</text:p>
      <text:p text:style-name="P23">app/views/articles/_form.html.erb: &lt;%= f.file_field :image, :multiple=&gt;true %&gt;</text:p>
      <text:p text:style-name="P26">use ActiveAdmin: </text:p>
      <text:p text:style-name="P30">solve error when we creates model within activeadmin:</text:p>
      <text:p text:style-name="P8"><text:span text:style-name="Source_20_Text"><text:span text:style-name="T15">app/admin/comments.rb</text:span></text:span><text:span text:style-name="T16">:</text:span></text:p>
      <text:p text:style-name="P48"><text:span text:style-name="Source_20_Text"><text:span text:style-name="T17">ActiveAdmin</text:span></text:span><text:span text:style-name="Source_20_Text"><text:span text:style-name="T18">.register </text:span></text:span><text:span text:style-name="Source_20_Text"><text:span text:style-name="T17">Comment</text:span></text:span><text:span text:style-name="Source_20_Text"><text:span text:style-name="T18">, :as =&gt; </text:span></text:span><text:span text:style-name="Source_20_Text"><text:span text:style-name="T19">"PostComment"</text:span></text:span><text:span text:style-name="Source_20_Text"><text:span text:style-name="T18"> </text:span></text:span><text:span text:style-name="Source_20_Text"><text:span text:style-name="T20">do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9"><text:a xlink:type="simple" xlink:href="http://stackoverflow.com/a/6252829"><text:span text:style-name="T21"/></text:a></text:p>
          </table:table-cell>
        </table:table-row>
      </table:table>
      <text:p text:style-name="P24">use scaffold:<text:span text:style-name="T14"> create same model(category) like yours(article)</text:span></text:p>
      <text:p text:style-name="P28">$ rails g scaffold category name:string description:string</text:p>
      <text:p text:style-name="P25"><text:span text:style-name="T14"><text:s/>rake </text:span><text:a xlink:type="simple" xlink:href="db:migrate"><text:span text:style-name="T14">db:migrate</text:span></text:a><text:span text:style-name="T14"> </text:span></text:p>
      <text:p text:style-name="P29">$ rails generate active_admin:resource Category </text:p>
      <text:p text:style-name="P29">app/admin/category.rb: uncomment of this</text:p>
      <text:p text:style-name="P29"><text:s/>permit_params :name, :description, :attributes, :on, :model</text:p>
      <text:p text:style-name="P22">create search field: <text:span text:style-name="T22">put this in app/view/layout/application.html.erb</text:span></text:p>
      <text:p text:style-name="P31"><text:s/>&lt;body&gt; </text:p>
      <text:p text:style-name="P31"><text:s text:c="2"/>&lt;div id="user_nav"&gt; </text:p>
      <text:p text:style-name="P31"><text:s text:c="2"/>&lt;% if user_signed_in? %&gt; </text:p>
      <text:p text:style-name="P31"><text:s text:c="2"/>Signed in as </text:p>
      <text:p text:style-name="P31"><text:s text:c="2"/>&lt;%= current_user.email %&gt;. Not you? </text:p>
      <text:p text:style-name="P31"><text:soft-page-break/><text:s text:c="2"/>&lt;%= link_to "Sign out", destroy_user_session_path, :method =&gt; :delete %&gt; </text:p>
      <text:p text:style-name="P31"><text:s text:c="2"/>&lt;%=form_tag "/articles" ,:method=&gt;"GET" do %&gt; </text:p>
      <text:p text:style-name="P31"><text:s text:c="2"/>&lt;%= text_field_tag :search, params[:search] , :placeholder =&gt; "Type here to search"%&gt; </text:p>
      <text:p text:style-name="P31"><text:s text:c="2"/>&lt;%= text_field_tag :start_date, params[:start_date] , :placeholder =&gt; "Start date", :id=&gt;"start-date"%&gt; </text:p>
      <text:p text:style-name="P31"><text:s text:c="3"/>&lt;%= text_field_tag :end_date, params[:end_date] , :placeholder =&gt; "end_date" , :id=&gt;"end-date"%&gt; </text:p>
      <text:p text:style-name="P31"><text:s text:c="3"/>&lt;%= submit_tag "Search", :class=&gt;"btn btn-primary"%&gt; </text:p>
      <text:p text:style-name="P31"><text:s text:c="3"/>&lt;%end%&gt; </text:p>
      <text:p text:style-name="P31"><text:s text:c="4"/>&lt;% else %&gt; </text:p>
      <text:p text:style-name="P31"><text:s text:c="5"/>&lt;%= link_to "Sign up", new_user_registration_path %&gt; or </text:p>
      <text:p text:style-name="P31"><text:s text:c="6"/>&lt;%= link_to "sign in", new_user_session_path %&gt; </text:p>
      <text:p text:style-name="P31"><text:s text:c="6"/>&lt;% end %&gt; <text:s text:c="2"/></text:p>
      <text:p text:style-name="P31"><text:s text:c="6"/>&lt;/div&gt; </text:p>
      <text:p text:style-name="P31"><text:s text:c="4"/>&lt;%= yield %&gt; </text:p>
      <text:p text:style-name="P31"><text:s text:c="2"/>&lt;/body&gt; </text:p>
      <text:p text:style-name="P31">&lt;/html&gt; </text:p>
      <text:p text:style-name="P31">&lt;script&gt; </text:p>
      <text:p text:style-name="P31"><text:s text:c="2"/>$( function() { </text:p>
      <text:p text:style-name="P31"><text:s text:c="4"/>$("#start-date" ).datepicker({ dateFormat: 'dd-mm-yy' }); </text:p>
      <text:p text:style-name="P31"><text:s text:c="4"/>$("#end-date" ).datepicker({ dateFormat: 'dd-mm-yy' }); </text:p>
      <text:p text:style-name="P31"><text:s text:c="2"/>} ); </text:p>
      <text:p text:style-name="P31"><text:s text:c="2"/>&lt;/script&gt;</text:p>
      <text:p text:style-name="P27">put this code in app/controller/articlecontroller:</text:p>
      <text:p text:style-name="P31">def index </text:p>
      <text:p text:style-name="P31"><text:s text:c="5"/>if params[:search].present? </text:p>
      <text:p text:style-name="P31"><text:soft-page-break/><text:s text:c="8"/>@articles = Article.where('title LIKE ? OR text LIKE ?', "%#{params[:search]}%", </text:p>
      <text:p text:style-name="P31"><text:s text:c="8"/>"%#{params[:search]}%") </text:p>
      <text:p text:style-name="P31"><text:s text:c="6"/>elsif params[:start_date].present? &amp;&amp; params[:end_date].present? </text:p>
      <text:p text:style-name="P31"><text:s text:c="6"/>@articles = Article.where('created_at &gt;= ? AND created_at &lt;=?', </text:p>
      <text:p text:style-name="P31"><text:s text:c="6"/>params[:start_date].to_date, params[:end_date].to_date) </text:p>
      <text:p text:style-name="P31"><text:s text:c="6"/>else </text:p>
      <text:p text:style-name="P31"><text:s text:c="8"/>@articles = Article.all </text:p>
      <text:p text:style-name="P31"><text:s text:c="5"/>end </text:p>
      <text:p text:style-name="P31"><text:s text:c="2"/>end</text:p>
      <text:p text:style-name="P31">put this on top of article/index.html.erb:</text:p>
      <text:p text:style-name="P31">&lt;% if params[:search].present? %&gt; </text:p>
      <text:p text:style-name="P31"><text:s/>&lt;%= @articles.count %&gt; Results found. </text:p>
      <text:p text:style-name="P31">&lt;% else %&gt; </text:p>
      <text:p text:style-name="P31">no result found </text:p>
      <text:p text:style-name="P31">&lt;% end %&gt;</text:p>
      <text:p text:style-name="P33"><text:span text:style-name="T9">Add </text:span><text:span text:style-name="T10">this gem</text:span><text:span text:style-name="T9"> in Gem file for using bootstrap</text:span>:</text:p>
      <text:p text:style-name="P32">gem 'bootstrap-sass', '~&gt; 3.3.6'</text:p>
      <text:p text:style-name="P32">gem 'sass-rails', '&gt;= 3.2' </text:p>
      <text:p text:style-name="P32">bundle install </text:p>
      <text:p text:style-name="P34">create a file application.scss <text:span text:style-name="T25">in <text:s/>app/assets/stylesheets</text:span></text:p>
      <text:p text:style-name="P32">Import Bootstrap styles in  app/assets/stylesheets/application.scss: // "bootstrap-sprockets" must be imported before "bootstrap" and "bootstrap/variables" </text:p>
      <text:p text:style-name="P32">@import "bootstrap-sprockets"; </text:p>
      <text:p text:style-name="P32">@import "bootstrap";</text:p>
      <text:p text:style-name="P32"/>
      <text:p text:style-name="P32"/>
      <text:p text:style-name="P40"><text:soft-page-break/><text:span text:style-name="T24">AJAX</text:span>: </text:p>
      <text:p text:style-name="P40">make request without page loading:<text:line-break/>Add remote= true in form or Anchor tag:<text:line-break/>&lt;%= form_for([@blog, @blog.comments.build], :remote =&gt; true) do |f| %&gt;  <text:line-break/>    &lt;%= f.label :body %&gt;&lt;br&gt; <text:line-break/>    &lt;%= f.text_area :body %&gt;    <text:line-break/>    &lt;%= f.submit %&gt; <text:line-break/>&lt;% end %&gt;<text:line-break/><text:line-break/>&lt;a herf=”url” data-remote=true&gt; Hello &lt;/a&gt;<text:line-break/>&lt;%= link_to “hello”, root_url, :remote =&gt; true %&gt;<text:line-break/><text:line-break/><text:span text:style-name="T24">In Controller</text:span>: request will be come in AS JS format<text:line-break/>def create <text:line-break/>    @blog = Blog.find(params[:blog_id]) <text:line-break/>    @comment = @blog.comments.create(comment_<text:line-break/>    render 'blogs/create_comments' <text:line-break/>  end<text:line-break/><text:line-break/><text:span text:style-name="T24">In Views</text:span>:<text:line-break/><text:line-break/>app/blogs/create_comments.js.<text:line-break/>$('.comments-container').html(<text:line-break/>$("#new_comment")[0].reset(); <text:line-break/>$("#new_comment").hide();<text:line-break/><text:line-break/><text:line-break/><text:span text:style-name="T24">In App/views/comments/_comments.</text:span><text:line-break/><text:line-break/>&lt;%@blog.comments.each do |comment|%&gt;  <text:line-break/>&lt;p&gt; <text:line-break/>  &lt;strong&gt;Commenter:&lt;/strong&gt; <text:line-break/>  &lt;%= comment.commenter %&gt; <text:line-break/>&lt;/p&gt; <text:line-break/>  <text:line-break/>&lt;p&gt; <text:line-break/>  &lt;strong&gt;Comment:&lt;/strong&gt; <text:line-break/>  &lt;%= comment.body %&gt; <text:line-break/>&lt;/p&gt; <text:line-break/>  <text:line-break/>&lt;p&gt; <text:line-break/>  &lt;%= link_to 'Destroy Comment', [comment.blog, comment], <text:line-break/>               method: :delete, <text:line-break/>               data: { confirm: 'Are you sure?' } %&gt; <text:line-break/><text:soft-page-break/>&lt;/p&gt; <text:line-break/>&lt;p&gt; <text:line-break/>  &lt;%= link_to 'Edit Comment', edit_blog_comment_path(<text:line-break/>&lt;/p&gt; <text:line-break/> <text:line-break/>&lt;h2&gt; reply a comment&lt;/h2&gt; <text:line-break/>&lt;% @replies=Reply.where(:comment_<text:a xlink:type="simple" xlink:href="http://comment.id/" office:target-frame-name="_blank" xlink:show="new">comment.id</text:a>) <text:line-break/>%&gt; <text:line-break/> <text:line-break/>&lt;%@replies.each do |reply|%&gt; <text:line-break/>  &lt;p&gt;&lt;strong&gt;Reply:&lt;/strong&gt;&gt;&lt;%=<text:line-break/>&lt;%end%&gt; <text:line-break/> <text:line-break/> <text:line-break/>&lt;%= render 'replies/form', :comment=&gt;comment %&gt; <text:line-break/>&lt;%end%&gt;</text:p>
      <text:p text:style-name="P39"/>
      <text:p text:style-name="P50"><text:span text:style-name="Source_20_Text"><text:span text:style-name="T23">AJAX:</text:span></text:span></text:p>
      <text:p text:style-name="P50"><text:span text:style-name="Source_20_Text"><text:span text:style-name="T23">make request without page loading:</text:span></text:span></text:p>
      <text:p text:style-name="P50"><text:span text:style-name="Source_20_Text">Add</text:span></text:p>
      <text:p text:style-name="P50"><text:span text:style-name="Source_20_Text"><text:span text:style-name="T23">remote= true</text:span></text:span><text:span text:style-name="Source_20_Text"> in form or Anchor tag:</text:span></text:p>
      <text:p text:style-name="P50"><text:span text:style-name="Source_20_Text">&lt;%= form_for([@blog, @blog.comments.build], :remote =&gt; true) do |f|</text:span></text:p>
      <text:p text:style-name="P50"><text:span text:style-name="Source_20_Text">%&gt;</text:span></text:p>
      <text:p text:style-name="P50"><text:span text:style-name="Source_20_Text"><text:s text:c="3"/>&lt;%= f.label :body %&gt;&lt;br&gt;</text:span></text:p>
      <text:p text:style-name="P50"><text:span text:style-name="Source_20_Text"><text:s text:c="3"/>&lt;%= f.text_area :body %&gt;</text:span></text:p>
      <text:p text:style-name="P50"><text:span text:style-name="Source_20_Text"><text:s text:c="3"/>&lt;%= f.submit %&gt;</text:span></text:p>
      <text:p text:style-name="P50"><text:span text:style-name="Source_20_Text">&lt;% end %&gt;</text:span></text:p>
      <text:p text:style-name="P50"><text:span text:style-name="Source_20_Text">&lt;a herf=”url” data-remote=true&gt; Hello &lt;/a&gt;</text:span></text:p>
      <text:p text:style-name="P50"><text:span text:style-name="Source_20_Text">&lt;%= link_to “hello”, root_url, :remote =&gt; true %&gt;</text:span></text:p>
      <text:p text:style-name="P50"><text:span text:style-name="Source_20_Text"><text:span text:style-name="T23">In Controller:</text:span></text:span><text:span text:style-name="Source_20_Text"> request will be come in</text:span></text:p>
      <text:p text:style-name="P51"><text:span text:style-name="Source_20_Text">AS JS format</text:span></text:p>
      <text:p text:style-name="P51"><text:span text:style-name="Source_20_Text">def create</text:span></text:p>
      <text:p text:style-name="P50"><text:soft-page-break/><text:span text:style-name="Source_20_Text"><text:s text:c="3"/>@blog = Blog.find(params[:blog_id])</text:span></text:p>
      <text:p text:style-name="P50"><text:span text:style-name="Source_20_Text"><text:s text:c="3"/>@comment =</text:span></text:p>
      <text:p text:style-name="P50"><text:span text:style-name="Source_20_Text">@blog.comments.create(comment_params)</text:span></text:p>
      <text:p text:style-name="P50"><text:span text:style-name="Source_20_Text"><text:s text:c="3"/>render 'blogs/create_comments'</text:span></text:p>
      <text:p text:style-name="P50"><text:span text:style-name="Source_20_Text"><text:s/>end</text:span></text:p>
      <text:p text:style-name="P50"><text:span text:style-name="Source_20_Text"><text:span text:style-name="T23">In</text:span></text:span></text:p>
      <text:p text:style-name="P50"><text:span text:style-name="Source_20_Text"><text:span text:style-name="T23">Views:</text:span></text:span></text:p>
      <text:p text:style-name="P50"><text:span text:style-name="Source_20_Text">app/blogs/create_comments.js.erb</text:span></text:p>
      <text:p text:style-name="P50"><text:span text:style-name="Source_20_Text">$('.comments-container').html('&lt;%=</text:span></text:p>
      <text:p text:style-name="P50"><text:span text:style-name="Source_20_Text">escape_javascript( render "comments/comments")%&gt;')</text:span></text:p>
      <text:p text:style-name="P50"><text:span text:style-name="Source_20_Text">$("#new_comment")[0].reset();</text:span></text:p>
      <text:p text:style-name="P50"><text:span text:style-name="Source_20_Text">$("#new_comment").hide();</text:span></text:p>
      <text:p text:style-name="P44"/>
      <text:p text:style-name="P45">In App/views/comments/_comments.</text:p>
      <text:p text:style-name="P44"/>
      <text:p text:style-name="P44">&lt;%@blog.comments.each do |comment|%&gt; </text:p>
      <text:p text:style-name="P44">&lt;p&gt; </text:p>
      <text:p text:style-name="P44">&lt;strong&gt;Commenter:&lt;/strong&gt; </text:p>
      <text:p text:style-name="P44">&lt;%= comment.commenter %&gt; </text:p>
      <text:p text:style-name="P44">&lt;/p&gt; </text:p>
      <text:p text:style-name="P44">&lt;p&gt; </text:p>
      <text:p text:style-name="P44">&lt;strong&gt;Comment:&lt;/strong&gt; </text:p>
      <text:p text:style-name="P44">&lt;%= comment.body %&gt; </text:p>
      <text:p text:style-name="P44">&lt;/p&gt; </text:p>
      <text:p text:style-name="P44">&lt;p&gt; </text:p>
      <text:p text:style-name="P44">&lt;%= link_to 'Destroy Comment', [comment.blog, comment], </text:p>
      <text:p text:style-name="P44">method: :delete, </text:p>
      <text:p text:style-name="P44">data: { confirm: 'Are you sure?' } %&gt; </text:p>
      <text:p text:style-name="P44">&lt;/p&gt; </text:p>
      <text:p text:style-name="P44">&lt;p&gt; </text:p>
      <text:p text:style-name="P44">&lt;%= link_to 'Edit Comment', edit_blog_comment_path(</text:p>
      <text:p text:style-name="P44">&lt;/p&gt; </text:p>
      <text:p text:style-name="P44">&lt;h2&gt; reply a comment&lt;/h2&gt; </text:p>
      <text:p text:style-name="P44">&lt;% @replies=Reply.where(:comment_<text:a xlink:type="simple" xlink:href="http://comment.id/" office:target-frame-name="_blank" xlink:show="new">comment.id</text:a>) </text:p>
      <text:p text:style-name="P44">%&gt; </text:p>
      <text:p text:style-name="P44">&lt;%@replies.each do |reply|%&gt; </text:p>
      <text:p text:style-name="P44"><text:soft-page-break/>&lt;p&gt;&lt;strong&gt;Reply:&lt;/strong&gt;&gt;&lt;%=</text:p>
      <text:p text:style-name="P44">&lt;%end%&gt; </text:p>
      <text:p text:style-name="P44">&lt;%= render 'replies/form', :comment=&gt;comment %&gt; </text:p>
      <text:p text:style-name="P44">&lt;%end%&gt;</text:p>
      <text:p text:style-name="P46">Timer count down clock:</text:p>
      <text:p text:style-name="P32"><text:a xlink:type="simple" xlink:href="https://codepen.io/SitePoint/pen/MwNPVq/">https://codepen.io/SitePoint/pen/MwNPVq/</text:a></text:p>
      <text:p text:style-name="P35">Using for Progress bar:http://jsbin.com/wenayufaxe/edit?html,css,js,output</text:p>
      <text:p text:style-name="P36">Use Bootstrap gem: <text:a xlink:type="simple" xlink:href="https://github.com/twbs/bootstrap-sass">https://github.com/twbs/bootstrap-sass</text:a></text:p>
      <text:p text:style-name="P37">Design form by bootstrap: </text:p>
      <text:p text:style-name="P54"><text:a xlink:type="simple" xlink:href="http://bootsnipp.com/snippets/featured/login-amp-signup-forms-in-panel">http://bootsnipp.com/snippets/featured/login-amp-signup-forms-in-panel</text:a></text:p>
      <text:p text:style-name="P55"><text:span text:style-name="T11">for select tag:</text:span></text:p>
      <text:p text:style-name="P55">https://apidock.com/rails/ActionView/Helpers/FormTagHelper/select_ta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Inconsolata" svg:font-family="Inconsolata, monospace, sans-serif" style:font-family-generic="roman" style:font-pitch="variable"/>
    <style:font-face style:name="Liberation Serif" svg:font-family="'Liberation Serif'" style:font-family-generic="roman" style:font-pitch="variable"/>
    <style:font-face style:name="Merriweather" svg:font-family="Merriweather, 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6:03:00</meta:creation-date>
    <dc:language>en-US</dc:language>
    <meta:editing-cycles>20</meta:editing-cycles>
    <meta:editing-duration>PT10H41M27S</meta:editing-duration>
    <meta:generator>LibreOffice/4.2.8.2$Linux_X86_64 LibreOffice_project/420m0$Build-2</meta:generator>
    <dc:date>2017-05-02T19:41:09.123159693</dc:date>
    <meta:document-statistic meta:table-count="1" meta:image-count="0" meta:object-count="0" meta:page-count="14" meta:paragraph-count="327" meta:word-count="1306" meta:character-count="12039" meta:non-whitespace-character-count="10581"/>
  </office:meta>
</office:document-meta>
</file>